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Lohit Kannada" svg:font-family="'Lohit Kannad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-color="#dddddd"/>
      <style:text-properties fo:font-weight="bold" style:font-weight-asian="bold" style:font-weight-complex="bold"/>
    </style:style>
    <style:style style:name="P2" style:family="paragraph">
      <style:text-properties fo:font-size="12pt"/>
    </style:style>
    <style:style style:name="P3" style:family="paragraph">
      <loext:graphic-properties draw:fill-color="#dddddd"/>
      <style:text-properties fo:font-size="12pt" fo:font-weight="bold" style:font-weight-asian="bold" style:font-weight-complex="bold"/>
    </style:style>
    <style:style style:name="P4" style:family="paragraph">
      <style:paragraph-properties style:writing-mode="lr-tb"/>
      <style:text-properties fo:font-size="12pt" fo:font-weight="bold" style:font-weight-asian="bold" style:font-weight-complex="bold"/>
    </style:style>
    <style:style style:name="P5" style:family="paragraph">
      <loext:graphic-properties draw:fill-color="#dddddd"/>
      <style:paragraph-properties style:writing-mode="lr-tb"/>
      <style:text-properties fo:font-size="12pt" fo:font-weight="bold" style:font-weight-asian="bold" style:font-weight-complex="bold"/>
    </style:style>
    <style:style style:name="P6" style:family="paragraph">
      <loext:graphic-properties draw:fill-color="#b4c7dc"/>
    </style:style>
    <style:style style:name="P7" style:family="paragraph">
      <loext:graphic-properties draw:fill-color="#b4c7dc"/>
      <style:text-properties fo:color="#55308d" style:font-name="Lohit Kannada"/>
    </style:style>
    <style:style style:name="P8" style:family="paragraph">
      <loext:graphic-properties draw:fill-color="#b4c7dc"/>
      <style:paragraph-properties fo:text-align="center"/>
    </style:style>
    <style:style style:name="P9" style:family="paragraph">
      <loext:graphic-properties draw:fill-color="#b4c7dc"/>
      <style:text-properties fo:color="#55308d" style:font-name="Lohit Kannada" fo:font-size="12pt"/>
    </style:style>
    <style:style style:name="P10" style:family="paragraph">
      <loext:graphic-properties draw:fill-color="#729fcf"/>
      <style:text-properties fo:font-size="12pt"/>
    </style:style>
    <style:style style:name="P11" style:family="paragraph">
      <loext:graphic-properties draw:fill-color="#729fcf"/>
    </style:style>
    <style:style style:name="P12" style:family="paragraph">
      <loext:graphic-properties draw:fill-color="#729fcf"/>
      <style:text-properties fo:color="#55308d" style:font-name="Lohit Kannad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color="#55308d" style:font-name="Lohit Kannada"/>
    </style:style>
    <style:style style:name="gr1" style:family="graphic">
      <style:graphic-properties svg:stroke-color="#808080" draw:fill-color="#dddddd" draw:textarea-horizontal-align="justify" draw:textarea-vertical-align="middle" draw:auto-grow-height="false" fo:min-height="1.291cm" fo:min-width="4.2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808080" draw:fill-color="#dddddd" draw:textarea-horizontal-align="justify" draw:textarea-vertical-align="middle" draw:auto-grow-height="false" fo:min-height="0.96cm" fo:min-width="4.6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808080" draw:fill-color="#dddddd" draw:textarea-horizontal-align="justify" draw:textarea-vertical-align="middle" draw:auto-grow-height="false" fo:min-height="0.912cm" fo:min-width="4.0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color="#808080" draw:fill-color="#dddddd" draw:textarea-horizontal-align="justify" draw:textarea-vertical-align="middle" draw:auto-grow-height="false" fo:min-height="0.79cm" fo:min-width="3.56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808080" draw:fill-color="#dddddd" draw:textarea-horizontal-align="justify" draw:textarea-vertical-align="middle" draw:auto-grow-height="false" fo:min-height="1.055cm" fo:min-width="4.1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b4c7dc" draw:textarea-horizontal-align="justify" draw:textarea-vertical-align="middle" draw:auto-grow-height="false" fo:min-height="1.367cm" fo:min-width="2.6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-color="#b4c7dc" draw:textarea-horizontal-align="justify" draw:textarea-vertical-align="middle" draw:auto-grow-height="false" fo:min-height="1.462cm" fo:min-width="0.6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b4c7dc" draw:textarea-horizontal-align="justify" draw:textarea-vertical-align="middle" draw:auto-grow-height="false" fo:min-height="2.196cm" fo:min-width="3.46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fill-color="#b4c7dc" draw:textarea-horizontal-align="justify" draw:textarea-vertical-align="middle" draw:auto-grow-height="false" fo:min-height="1.609cm" fo:min-width="2.7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fill-color="#b4c7dc" draw:textarea-horizontal-align="justify" draw:textarea-vertical-align="middle" draw:auto-grow-height="false" fo:min-height="0.385cm" fo:min-width="1.6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marker-end="Arrow" draw:marker-end-width="0.176cm" draw:fill-color="#b4c7d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b4c7dc" draw:textarea-horizontal-align="justify" draw:textarea-vertical-align="middle" draw:auto-grow-height="false" fo:min-height="2.223cm" fo:min-width="3.8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fill-color="#b4c7dc" draw:textarea-horizontal-align="justify" draw:textarea-vertical-align="middle" draw:auto-grow-height="false" fo:min-height="2.198cm" fo:min-width="3.46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fill-color="#729fcf" draw:textarea-horizontal-align="justify" draw:textarea-vertical-align="middle" draw:auto-grow-height="false" fo:min-height="12.822cm" fo:min-width="20.8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729fcf" draw:textarea-horizontal-align="justify" draw:textarea-vertical-align="middle" draw:auto-grow-height="false" fo:min-height="6.959cm" fo:min-width="10.5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fill-color="#729fcf" draw:textarea-horizontal-align="justify" draw:textarea-vertical-align="middle" draw:auto-grow-height="false" fo:min-height="6.985cm" fo:min-width="5.5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fill-color="#729fcf" draw:textarea-horizontal-align="justify" draw:textarea-vertical-align="middle" draw:auto-grow-height="false" fo:min-height="3.201cm" fo:min-width="9.0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-color="#729fcf" draw:textarea-horizontal-align="justify" draw:textarea-vertical-align="middle" draw:auto-grow-height="false" fo:min-height="3.149cm" fo:min-width="9.2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e1" draw:style-name="gr18" draw:text-style-name="P11" svg:width="9.3cm" svg:height="3.149cm" svg:x="0.483cm" svg:y="-0.623cm"><text:p/><draw:enhanced-geometry svg:viewBox="0 0 21600 21600" draw:type="rectangle" draw:enhanced-path="M 0 0 L 21600 0 21600 21600 0 21600 0 0 Z N"/></draw:custom-shape><draw:custom-shape text:anchor-type="paragraph" draw:z-index="1" draw:name="Forme2" draw:style-name="gr17" draw:text-style-name="P11" svg:width="9.076cm" svg:height="3.202cm" svg:x="0.469cm" svg:y="3.505cm"><text:p/><draw:enhanced-geometry svg:viewBox="0 0 21600 21600" draw:type="rectangle" draw:enhanced-path="M 0 0 L 21600 0 21600 21600 0 21600 0 0 Z N"/></draw:custom-shape><draw:custom-shape text:anchor-type="paragraph" draw:z-index="2" draw:name="Forme3" draw:style-name="gr16" draw:text-style-name="P12" svg:width="5.504cm" svg:height="6.986cm" svg:x="12.137cm" svg:y="3.637cm"><text:p><text:span text:style-name="T3"/></text:p><draw:enhanced-geometry svg:viewBox="0 0 21600 21600" draw:type="rectangle" draw:enhanced-path="M 0 0 L 21600 0 21600 21600 0 21600 0 0 Z N"/></draw:custom-shape><draw:custom-shape text:anchor-type="paragraph" draw:z-index="3" draw:name="Forme4" draw:style-name="gr15" draw:text-style-name="P11" svg:width="10.558cm" svg:height="6.959cm" svg:x="-0.192cm" svg:y="7.447cm"><text:p/><draw:enhanced-geometry svg:viewBox="0 0 21600 21600" draw:type="rectangle" draw:enhanced-path="M 0 0 L 21600 0 21600 21600 0 21600 0 0 Z N"/></draw:custom-shape><draw:custom-shape text:anchor-type="paragraph" draw:z-index="4" draw:name="Forme5" draw:style-name="gr14" draw:text-style-name="P10" svg:width="20.878cm" svg:height="12.822cm" svg:x="-8.082cm" svg:y="14.75cm"><text:p/><draw:enhanced-geometry svg:viewBox="0 0 21600 21600" draw:type="rectangle" draw:enhanced-path="M 0 0 L 21600 0 21600 21600 0 21600 0 0 Z N"/></draw:custom-shape><draw:custom-shape text:anchor-type="paragraph" draw:z-index="5" draw:name="Forme6" draw:style-name="gr13" draw:text-style-name="P9" svg:width="3.469cm" svg:height="2.199cm" svg:x="1.236cm" svg:y="-0.067cm"><text:p text:style-name="P2"><text:span text:style-name="T3"><text:s text:c="6"/></text:span><text:span text:style-name="T3">CATANE</text:span></text:p><draw:enhanced-geometry svg:viewBox="0 0 21600 21600" draw:type="rectangle" draw:enhanced-path="M 0 0 L 21600 0 21600 21600 0 21600 0 0 Z N"/></draw:custom-shape><draw:custom-shape text:anchor-type="paragraph" draw:z-index="6" draw:name="Forme6_0" draw:style-name="gr8" draw:text-style-name="P6" svg:width="3.467cm" svg:height="2.197cm" svg:x="5.472cm" svg:y="-0.067cm"><text:p><text:s text:c="11"/><text:span text:style-name="T3"><text:s/></text:span><text:span text:style-name="T3">JEU</text:span></text:p><draw:enhanced-geometry svg:viewBox="0 0 21600 21600" draw:type="rectangle" draw:enhanced-path="M 0 0 L 21600 0 21600 21600 0 21600 0 0 Z N"/></draw:custom-shape><draw:custom-shape text:anchor-type="paragraph" draw:z-index="7" draw:name="Forme6_1" draw:style-name="gr8" draw:text-style-name="P7" svg:width="3.467cm" svg:height="2.197cm" svg:x="1.078cm" svg:y="4.06cm"><text:p><text:span text:style-name="T3"><text:s text:c="3"/></text:span><text:span text:style-name="T3">INVENTAIRE</text:span></text:p><draw:enhanced-geometry svg:viewBox="0 0 21600 21600" draw:type="rectangle" draw:enhanced-path="M 0 0 L 21600 0 21600 21600 0 21600 0 0 Z N"/></draw:custom-shape><draw:custom-shape text:anchor-type="paragraph" draw:z-index="8" draw:name="Forme6_2" draw:style-name="gr12" draw:text-style-name="P6" svg:width="3.89cm" svg:height="2.223cm" svg:x="5.193cm" svg:y="4.06cm"><text:p><text:span text:style-name="T3"><text:s/></text:span><text:span text:style-name="T3">DEVELOPPEMENT</text:span></text:p><draw:enhanced-geometry svg:viewBox="0 0 21600 21600" draw:type="rectangle" draw:enhanced-path="M 0 0 L 21600 0 21600 21600 0 21600 0 0 Z N"/></draw:custom-shape><draw:custom-shape text:anchor-type="paragraph" draw:z-index="9" draw:name="Forme6_3" draw:style-name="gr8" draw:text-style-name="P6" svg:width="3.467cm" svg:height="2.197cm" svg:x="3.512cm" svg:y="8.162cm"><text:p><text:span text:style-name="T3"><text:s text:c="7"/></text:span><text:span text:style-name="T3">JOUEUR</text:span></text:p><text:p><text:span text:style-name="T3"><text:s text:c="5"/></text:span><text:span text:style-name="T3">ABSTRACT</text:span></text:p><draw:enhanced-geometry svg:viewBox="0 0 21600 21600" draw:type="rectangle" draw:enhanced-path="M 0 0 L 21600 0 21600 21600 0 21600 0 0 Z N"/></draw:custom-shape><draw:custom-shape text:anchor-type="paragraph" draw:z-index="10" draw:name="Forme6_4" draw:style-name="gr8" draw:text-style-name="P6" svg:width="3.467cm" svg:height="2.197cm" svg:x="0.998cm" svg:y="11.628cm"><text:p><text:span text:style-name="T3"><text:s text:c="6"/></text:span><text:span text:style-name="T3">HUMAIN</text:span></text:p><draw:enhanced-geometry svg:viewBox="0 0 21600 21600" draw:type="rectangle" draw:enhanced-path="M 0 0 L 21600 0 21600 21600 0 21600 0 0 Z N"/></draw:custom-shape><draw:custom-shape text:anchor-type="paragraph" draw:z-index="11" draw:name="Forme6_5" draw:style-name="gr8" draw:text-style-name="P6" svg:width="3.467cm" svg:height="2.197cm" svg:x="5.893cm" svg:y="11.68cm"><text:p><text:span text:style-name="T3"><text:s text:c="12"/></text:span><text:span text:style-name="T3">IA</text:span></text:p><draw:enhanced-geometry svg:viewBox="0 0 21600 21600" draw:type="rectangle" draw:enhanced-path="M 0 0 L 21600 0 21600 21600 0 21600 0 0 Z N"/></draw:custom-shape><draw:line text:anchor-type="paragraph" draw:z-index="12" draw:name="Forme7" draw:style-name="gr11" draw:text-style-name="P8" svg:x1="4.068cm" svg:y1="10.358cm" svg:x2="2.745cm" svg:y2="11.628cm"><text:p/></draw:line><draw:line text:anchor-type="paragraph" draw:z-index="13" draw:name="Forme8" draw:style-name="gr11" draw:text-style-name="P8" svg:x1="6.502cm" svg:y1="10.225cm" svg:x2="7.746cm" svg:y2="11.68cm"><text:p/></draw:line><draw:custom-shape text:anchor-type="paragraph" draw:z-index="14" draw:name="Forme6_6" draw:style-name="gr8" draw:text-style-name="P6" svg:width="3.467cm" svg:height="2.197cm" svg:x="6.66cm" svg:y="14.961cm"><text:p><text:s text:c="9"/><text:span text:style-name="T3">TUILE</text:span></text:p><text:p><text:span text:style-name="T3"><text:s text:c="4"/></text:span><text:span text:style-name="T3">ABSTRACT</text:span></text:p><draw:enhanced-geometry svg:viewBox="0 0 21600 21600" draw:type="rectangle" draw:enhanced-path="M 0 0 L 21600 0 21600 21600 0 21600 0 0 Z N"/></draw:custom-shape><draw:custom-shape text:anchor-type="paragraph" draw:z-index="15" draw:name="Forme6_7" draw:style-name="gr8" draw:text-style-name="P6" svg:width="3.467cm" svg:height="2.197cm" svg:x="15.057cm" svg:y="16.76cm"><text:p><text:s/><text:span text:style-name="T3"><text:s text:c="3"/></text:span><text:span text:style-name="T3">MONTAGNE</text:span></text:p><draw:enhanced-geometry svg:viewBox="0 0 21600 21600" draw:type="rectangle" draw:enhanced-path="M 0 0 L 21600 0 21600 21600 0 21600 0 0 Z N"/></draw:custom-shape><draw:custom-shape text:anchor-type="paragraph" draw:z-index="16" draw:name="Forme6_8" draw:style-name="gr8" draw:text-style-name="P6" svg:width="3.467cm" svg:height="2.197cm" svg:x="-1.198cm" svg:y="19.962cm"><text:p><text:span text:style-name="T3"><text:s text:c="2"/></text:span><text:span text:style-name="T3">CROISEMENT</text:span></text:p><draw:enhanced-geometry svg:viewBox="0 0 21600 21600" draw:type="rectangle" draw:enhanced-path="M 0 0 L 21600 0 21600 21600 0 21600 0 0 Z N"/></draw:custom-shape><draw:custom-shape text:anchor-type="paragraph" draw:z-index="17" draw:name="Forme6_9" draw:style-name="gr8" draw:text-style-name="P6" svg:width="3.467cm" svg:height="2.197cm" svg:x="-0.086cm" svg:y="22.661cm"><text:p><text:span text:style-name="T3"><text:s text:c="5"/></text:span><text:span text:style-name="T3">COLLINE</text:span></text:p><draw:enhanced-geometry svg:viewBox="0 0 21600 21600" draw:type="rectangle" draw:enhanced-path="M 0 0 L 21600 0 21600 21600 0 21600 0 0 Z N"/></draw:custom-shape><draw:custom-shape text:anchor-type="paragraph" draw:z-index="18" draw:name="Forme6_10" draw:style-name="gr8" draw:text-style-name="P6" svg:width="3.467cm" svg:height="2.197cm" svg:x="2.85cm" svg:y="24.989cm"><text:p><text:span text:style-name="T3"><text:s text:c="6"/></text:span><text:span text:style-name="T3">DESERT</text:span></text:p><draw:enhanced-geometry svg:viewBox="0 0 21600 21600" draw:type="rectangle" draw:enhanced-path="M 0 0 L 21600 0 21600 21600 0 21600 0 0 Z N"/></draw:custom-shape><draw:custom-shape text:anchor-type="paragraph" draw:z-index="19" draw:name="Forme6_11" draw:style-name="gr8" draw:text-style-name="P6" svg:width="3.467cm" svg:height="2.197cm" svg:x="6.925cm" svg:y="24.936cm"><text:p><text:span text:style-name="T3"><text:s text:c="6"/></text:span><text:span text:style-name="T3">CHAMPS</text:span></text:p><draw:enhanced-geometry svg:viewBox="0 0 21600 21600" draw:type="rectangle" draw:enhanced-path="M 0 0 L 21600 0 21600 21600 0 21600 0 0 Z N"/></draw:custom-shape><draw:custom-shape text:anchor-type="paragraph" draw:z-index="20" draw:name="Forme6_12" draw:style-name="gr8" draw:text-style-name="P6" svg:width="3.467cm" svg:height="2.197cm" svg:x="11.053cm" svg:y="24.91cm"><text:p><text:span text:style-name="T3"><text:s text:c="9"/></text:span><text:span text:style-name="T3">PORT</text:span></text:p><draw:enhanced-geometry svg:viewBox="0 0 21600 21600" draw:type="rectangle" draw:enhanced-path="M 0 0 L 21600 0 21600 21600 0 21600 0 0 Z N"/></draw:custom-shape><draw:custom-shape text:anchor-type="paragraph" draw:z-index="21" draw:name="Forme6_13" draw:style-name="gr8" draw:text-style-name="P6" svg:width="3.467cm" svg:height="2.197cm" svg:x="14.122cm" svg:y="22.423cm"><text:p><text:span text:style-name="T3"><text:s text:c="8"/></text:span><text:span text:style-name="T3">FORET</text:span></text:p><draw:enhanced-geometry svg:viewBox="0 0 21600 21600" draw:type="rectangle" draw:enhanced-path="M 0 0 L 21600 0 21600 21600 0 21600 0 0 Z N"/></draw:custom-shape><draw:custom-shape text:anchor-type="paragraph" draw:z-index="22" draw:name="Forme6_14" draw:style-name="gr8" draw:text-style-name="P6" svg:width="3.467cm" svg:height="2.197cm" svg:x="14.713cm" svg:y="19.644cm"><text:p><text:s text:c="2"/><text:span text:style-name="T3"><text:s text:c="9"/></text:span><text:span text:style-name="T3">PRE</text:span></text:p><draw:enhanced-geometry svg:viewBox="0 0 21600 21600" draw:type="rectangle" draw:enhanced-path="M 0 0 L 21600 0 21600 21600 0 21600 0 0 Z N"/></draw:custom-shape><draw:custom-shape text:anchor-type="paragraph" draw:z-index="23" draw:name="Forme6_15" draw:style-name="gr8" draw:text-style-name="P6" svg:width="3.467cm" svg:height="2.197cm" svg:x="-1.78cm" svg:y="17.078cm"><text:p><text:span text:style-name="T3"><text:s text:c="5"/></text:span><text:span text:style-name="T3">SOMMET</text:span></text:p><draw:enhanced-geometry svg:viewBox="0 0 21600 21600" draw:type="rectangle" draw:enhanced-path="M 0 0 L 21600 0 21600 21600 0 21600 0 0 Z N"/></draw:custom-shape><draw:custom-shape text:anchor-type="paragraph" draw:z-index="24" draw:name="Forme6_16" draw:style-name="gr8" draw:text-style-name="P6" svg:width="3.467cm" svg:height="2.197cm" svg:x="2.11cm" svg:y="14.961cm"><text:p><text:span text:style-name="T3"><text:s text:c="6"/></text:span><text:span text:style-name="T3">PLATEAU</text:span></text:p><draw:enhanced-geometry svg:viewBox="0 0 21600 21600" draw:type="rectangle" draw:enhanced-path="M 0 0 L 21600 0 21600 21600 0 21600 0 0 Z N"/></draw:custom-shape><draw:line text:anchor-type="paragraph" draw:z-index="25" draw:name="Forme9" draw:style-name="gr11" draw:text-style-name="P8" svg:x1="6.66cm" svg:y1="16.549cm" svg:x2="1.686cm" svg:y2="18.084cm"><text:p/></draw:line><draw:line text:anchor-type="paragraph" draw:z-index="26" draw:name="Forme10" draw:style-name="gr11" draw:text-style-name="P8" svg:x1="6.66cm" svg:y1="17.157cm" svg:x2="2.268cm" svg:y2="20.464cm"><text:p/></draw:line><draw:line text:anchor-type="paragraph" draw:z-index="27" draw:name="Forme11" draw:style-name="gr11" draw:text-style-name="P8" svg:x1="7.283cm" svg:y1="17.157cm" svg:x2="3.38cm" svg:y2="23.163cm"><text:p/></draw:line><draw:line text:anchor-type="paragraph" draw:z-index="28" draw:name="Forme12" draw:style-name="gr11" draw:text-style-name="P8" svg:x1="7.733cm" svg:y1="17.157cm" svg:x2="4.981cm" svg:y2="24.989cm"><text:p/></draw:line><draw:line text:anchor-type="paragraph" draw:z-index="29" draw:name="Forme13" draw:style-name="gr11" draw:text-style-name="P8" svg:x1="8.394cm" svg:y1="17.157cm" svg:x2="8.394cm" svg:y2="25.068cm"><text:p/></draw:line><draw:line text:anchor-type="paragraph" draw:z-index="30" draw:name="Forme14" draw:style-name="gr11" draw:text-style-name="P8" svg:x1="8.976cm" svg:y1="17.157cm" svg:x2="11.542cm" svg:y2="25.042cm"><text:p/></draw:line><draw:line text:anchor-type="paragraph" draw:z-index="31" draw:name="Forme15" draw:style-name="gr11" draw:text-style-name="P8" svg:x1="9.744cm" svg:y1="17.157cm" svg:x2="14.122cm" svg:y2="22.925cm"><text:p/></draw:line><draw:line text:anchor-type="paragraph" draw:z-index="32" draw:name="Forme16" draw:style-name="gr11" draw:text-style-name="P8" svg:x1="10.126cm" svg:y1="16.946cm" svg:x2="14.712cm" svg:y2="20.491cm"><text:p/></draw:line><draw:line text:anchor-type="paragraph" draw:z-index="33" draw:name="Forme17" draw:style-name="gr11" draw:text-style-name="P8" svg:x1="10.126cm" svg:y1="16.39cm" svg:x2="15.056cm" svg:y2="17.925cm"><text:p/></draw:line><draw:custom-shape text:anchor-type="paragraph" draw:z-index="34" draw:name="Forme18" draw:style-name="gr10" draw:text-style-name="P6" svg:width="1.997cm" svg:height="0.768cm" svg:x="8.938cm" svg:y="0.674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35" draw:name="Forme19" draw:style-name="gr9" draw:text-style-name="P7" svg:width="3.943cm" svg:height="2.276cm" svg:x="11.093cm" svg:y="-0.093cm"><text:p><text:span text:style-name="T3"><text:s text:c="2"/></text:span><text:span text:style-name="T3">RUNNABL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Forme6_17" draw:style-name="gr8" draw:text-style-name="P6" svg:width="3.467cm" svg:height="2.197cm" svg:x="13.065cm" svg:y="4.325cm"><text:p><text:s text:c="2"/><text:span text:style-name="T3">INFORMATION</text:span></text:p><text:p><text:span text:style-name="T3"><text:s text:c="6"/></text:span><text:span text:style-name="T3">JOUEUR</text:span></text:p><draw:enhanced-geometry svg:viewBox="0 0 21600 21600" draw:type="rectangle" draw:enhanced-path="M 0 0 L 21600 0 21600 21600 0 21600 0 0 Z N"/></draw:custom-shape><draw:custom-shape text:anchor-type="paragraph" draw:z-index="37" draw:name="Forme6_18" draw:style-name="gr8" draw:text-style-name="P6" svg:width="3.467cm" svg:height="2.197cm" svg:x="13.224cm" svg:y="7.579cm"><text:p><text:s text:c="11"/><text:span text:style-name="T3"><text:s/></text:span><text:span text:style-name="T3">GUI</text:span></text:p><draw:enhanced-geometry svg:viewBox="0 0 21600 21600" draw:type="rectangle" draw:enhanced-path="M 0 0 L 21600 0 21600 21600 0 21600 0 0 Z N"/></draw:custom-shape><draw:custom-shape text:anchor-type="paragraph" draw:z-index="38" draw:name="Forme20" draw:style-name="gr7" draw:text-style-name="P6" svg:width="1.377cm" svg:height="1.826cm" svg:x="14.215cm" svg:y="9.775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39" draw:name="Forme21" draw:style-name="gr6" draw:text-style-name="P6" svg:width="3.731cm" svg:height="1.932cm" svg:x="13.051cm" svg:y="11.654cm"><text:p><text:span text:style-name="T3"><text:s text:c="4"/></text:span><text:span text:style-name="T3">JFR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Forme22" draw:style-name="gr5" draw:text-style-name="P5" svg:width="4.264cm" svg:height="1.168cm" svg:x="3.076cm" svg:y="-1.416cm"><text:p text:style-name="P4"><text:span text:style-name="T2"><text:s/></text:span><text:span text:style-name="T2">Gère l’ensemble </text:span><text:span text:style-name="T2">du </text:span></text:p><text:p text:style-name="P4"><text:span text:style-name="T2"><text:s text:c="15"/></text:span><text:span text:style-name="T2">jeu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1" draw:name="Forme23" draw:style-name="gr4" draw:text-style-name="P3" svg:width="3.654cm" svg:height="0.876cm" svg:x="2.997cm" svg:y="2.923cm"><text:p text:style-name="P2"><text:span text:style-name="T1"><text:s text:c="2"/></text:span><text:span text:style-name="T1">Gère l’inventai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2" draw:name="Forme24" draw:style-name="gr3" draw:text-style-name="P3" svg:width="4.102cm" svg:height="1.008cm" svg:x="12.839cm" svg:y="2.949cm"><text:p text:style-name="P2"><text:span text:style-name="T1"><text:s/></text:span><text:span text:style-name="T1">Interface </text:span><text:span text:style-name="T1">Graphiqu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3" draw:name="Forme25" draw:style-name="gr2" draw:text-style-name="P3" svg:width="4.71cm" svg:height="1.063cm" svg:x="2.812cm" svg:y="6.892cm"><text:p text:style-name="P2"><text:span text:style-name="T1"><text:s/></text:span><text:span text:style-name="T1">Gère les actions </text:span><text:span text:style-name="T1">Joueur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4" draw:name="Forme26" draw:style-name="gr1" draw:text-style-name="P1" svg:width="4.393cm" svg:height="1.43cm" svg:x="11.622cm" svg:y="14.141cm"><text:p><text:span text:style-name="T1"><text:s text:c="6"/></text:span><text:span text:style-name="T1">Gère le plateau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pitch="variable"/>
    <style:font-face style:name="Lohit Kannada" svg:font-family="'Lohit Kannad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5T16:15:59.176834487</meta:creation-date>
    <dc:date>2022-01-05T17:31:46.330490529</dc:date>
    <meta:editing-duration>PT4M1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